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28cm" svg:stroke-color="#000000" draw:marker-start-width="0.242cm" draw:marker-end-width="0.242cm" svg:stroke-opacity="100%" draw:stroke-linejoin="round" svg:stroke-linecap="butt" draw:fill="none" draw:textarea-horizontal-align="justify" draw:textarea-vertical-align="middle" draw:auto-grow-height="false" fo:min-height="6.055cm" fo:min-width="3.884cm" fo:padding-top="0.139cm" fo:padding-bottom="0.139cm" fo:padding-left="0.264cm" fo:padding-right="0.264cm" loext:decorative="false"/>
    </style:style>
    <style:style style:name="gr2" style:family="graphic" style:parent-style-name="objectwithoutfill">
      <style:graphic-properties svg:stroke-width="0.053cm" svg:stroke-color="#ff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stroke="none" svg:stroke-color="#000000" draw:fill="none" draw:fill-color="#ffffff" fo:min-height="0.76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0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0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92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8% 58%"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12cm" svg:height="6.333cm" svg:x="0.357cm" svg:y="1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56cm" svg:y1="8.061cm" svg:x2="2.356cm" svg:y2="6.824cm">
          <text:p/>
        </draw:line>
        <draw:line draw:style-name="gr3" draw:text-style-name="P1" draw:layer="layout" svg:x1="3.074cm" svg:y1="6.881cm" svg:x2="3.074cm" svg:y2="8.096cm">
          <text:p/>
        </draw:line>
        <draw:line draw:style-name="gr4" draw:text-style-name="P1" draw:layer="layout" svg:x1="1.818cm" svg:y1="7.443cm" svg:x2="3.609cm" svg:y2="7.443cm">
          <text:p/>
        </draw:line>
        <draw:line draw:style-name="gr2" draw:text-style-name="P1" draw:layer="layout" svg:x1="2.356cm" svg:y1="6.522cm" svg:x2="2.356cm" svg:y2="5.285cm">
          <text:p/>
        </draw:line>
        <draw:line draw:style-name="gr3" draw:text-style-name="P1" draw:layer="layout" svg:x1="3.074cm" svg:y1="5.342cm" svg:x2="3.074cm" svg:y2="6.557cm">
          <text:p/>
        </draw:line>
        <draw:line draw:style-name="gr4" draw:text-style-name="P1" draw:layer="layout" svg:x1="1.818cm" svg:y1="5.904cm" svg:x2="3.609cm" svg:y2="5.904cm">
          <text:p/>
        </draw:line>
        <draw:line draw:style-name="gr2" draw:text-style-name="P1" draw:layer="layout" svg:x1="3.753cm" svg:y1="4.987cm" svg:x2="3.753cm" svg:y2="3.75cm">
          <text:p/>
        </draw:line>
        <draw:line draw:style-name="gr4" draw:text-style-name="P1" draw:layer="layout" svg:x1="3.278cm" svg:y1="4.422cm" svg:x2="4.404cm" svg:y2="4.422cm">
          <text:p/>
        </draw:line>
        <draw:line draw:style-name="gr4" draw:text-style-name="P1" draw:layer="layout" svg:x1="1.818cm" svg:y1="2.813cm" svg:x2="3.609cm" svg:y2="2.813cm">
          <text:p/>
        </draw:line>
        <draw:frame draw:style-name="gr5" draw:text-style-name="P2" draw:layer="layout" svg:width="1.079cm" svg:height="1.017cm" svg:x="0.956cm" svg:y="7.031cm">
          <draw:text-box>
            <text:p><text:span text:style-name="T1">1s</text:span></text:p>
          </draw:text-box>
        </draw:frame>
        <draw:frame draw:style-name="gr5" draw:text-style-name="P2" draw:layer="layout" svg:width="1.376cm" svg:height="1.017cm" svg:x="0.996cm" svg:y="5.481cm">
          <draw:text-box>
            <text:p><text:span text:style-name="T1">2s</text:span></text:p>
          </draw:text-box>
        </draw:frame>
        <draw:line draw:style-name="gr2" draw:text-style-name="P1" draw:layer="layout" svg:x1="1.758cm" svg:y1="5.025cm" svg:x2="1.758cm" svg:y2="3.788cm">
          <text:p/>
        </draw:line>
        <draw:line draw:style-name="gr4" draw:text-style-name="P1" draw:layer="layout" svg:x1="1.184cm" svg:y1="4.422cm" svg:x2="2.31cm" svg:y2="4.422cm">
          <text:p/>
        </draw:line>
        <draw:frame draw:style-name="gr6" draw:text-style-name="P2" draw:layer="layout" svg:width="1.401cm" svg:height="1.154cm" svg:x="0.248cm" svg:y="3.957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204cm" svg:height="1.154cm" svg:x="2.339cm" svg:y="3.957cm">
          <draw:text-box>
            <text:p><text:span text:style-name="T1">2p</text:span><text:span text:style-name="T2">y</text:span></text:p>
          </draw:text-box>
        </draw:frame>
        <draw:frame draw:style-name="gr7" draw:text-style-name="P2" draw:layer="layout" svg:width="1.352cm" svg:height="1.153cm" svg:x="0.891cm" svg:y="2.357cm">
          <draw:text-box>
            <text:p><text:span text:style-name="T1">2p</text:span><text:span text:style-name="T2">z</text:span></text:p>
          </draw:text-box>
        </draw:frame>
        <draw:frame draw:style-name="gr8" draw:text-style-name="P3" draw:layer="layout" svg:width="4.163cm" svg:height="0.962cm" svg:x="3.657cm" svg:y="0.7cm">
          <draw:text-box>
            <text:p><text:span text:style-name="T3">Carbon atom</text:span></text:p>
          </draw:text-box>
        </draw:frame>
        <draw:custom-shape draw:style-name="gr1" draw:text-style-name="P1" draw:layer="layout" svg:width="4.412cm" svg:height="6.333cm" svg:x="6.63cm" svg:y="1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629cm" svg:y1="8.017cm" svg:x2="8.629cm" svg:y2="6.78cm">
          <text:p/>
        </draw:line>
        <draw:line draw:style-name="gr3" draw:text-style-name="P1" draw:layer="layout" svg:x1="9.347cm" svg:y1="6.837cm" svg:x2="9.347cm" svg:y2="8.052cm">
          <text:p/>
        </draw:line>
        <draw:line draw:style-name="gr4" draw:text-style-name="P1" draw:layer="layout" svg:x1="8.091cm" svg:y1="7.399cm" svg:x2="9.882cm" svg:y2="7.399cm">
          <text:p/>
        </draw:line>
        <draw:line draw:style-name="gr2" draw:text-style-name="P1" draw:layer="layout" svg:x1="8.629cm" svg:y1="6.478cm" svg:x2="8.629cm" svg:y2="5.241cm">
          <text:p/>
        </draw:line>
        <draw:line draw:style-name="gr3" draw:text-style-name="P1" draw:layer="layout" svg:x1="9.347cm" svg:y1="5.298cm" svg:x2="9.347cm" svg:y2="6.513cm">
          <text:p/>
        </draw:line>
        <draw:line draw:style-name="gr4" draw:text-style-name="P1" draw:layer="layout" svg:x1="8.091cm" svg:y1="5.86cm" svg:x2="9.882cm" svg:y2="5.86cm">
          <text:p/>
        </draw:line>
        <draw:line draw:style-name="gr2" draw:text-style-name="P1" draw:layer="layout" svg:x1="10.026cm" svg:y1="3.443cm" svg:x2="10.026cm" svg:y2="2.206cm">
          <text:p/>
        </draw:line>
        <draw:line draw:style-name="gr4" draw:text-style-name="P1" draw:layer="layout" svg:x1="9.551cm" svg:y1="2.878cm" svg:x2="10.677cm" svg:y2="2.878cm">
          <text:p/>
        </draw:line>
        <draw:line draw:style-name="gr4" draw:text-style-name="P1" draw:layer="layout" svg:x1="8.191cm" svg:y1="4.469cm" svg:x2="9.982cm" svg:y2="4.469cm">
          <text:p/>
        </draw:line>
        <draw:frame draw:style-name="gr5" draw:text-style-name="P2" draw:layer="layout" svg:width="1.079cm" svg:height="1.017cm" svg:x="7.229cm" svg:y="6.987cm">
          <draw:text-box>
            <text:p><text:span text:style-name="T1">1s</text:span></text:p>
          </draw:text-box>
        </draw:frame>
        <draw:frame draw:style-name="gr5" draw:text-style-name="P2" draw:layer="layout" svg:width="1.376cm" svg:height="1.017cm" svg:x="7.269cm" svg:y="5.437cm">
          <draw:text-box>
            <text:p><text:span text:style-name="T1">2s</text:span></text:p>
          </draw:text-box>
        </draw:frame>
        <draw:line draw:style-name="gr2" draw:text-style-name="P1" draw:layer="layout" svg:x1="8.031cm" svg:y1="3.481cm" svg:x2="8.031cm" svg:y2="2.244cm">
          <text:p/>
        </draw:line>
        <draw:line draw:style-name="gr4" draw:text-style-name="P1" draw:layer="layout" svg:x1="7.457cm" svg:y1="2.878cm" svg:x2="8.583cm" svg:y2="2.878cm">
          <text:p/>
        </draw:line>
        <draw:frame draw:style-name="gr6" draw:text-style-name="P2" draw:layer="layout" svg:width="1.401cm" svg:height="1.154cm" svg:x="6.521cm" svg:y="2.413cm">
          <draw:text-box>
            <text:p><text:span text:style-name="T1">2p</text:span><text:span text:style-name="T2">x</text:span></text:p>
          </draw:text-box>
        </draw:frame>
        <draw:frame draw:style-name="gr6" draw:text-style-name="P2" draw:layer="layout" svg:width="1.204cm" svg:height="1.154cm" svg:x="8.612cm" svg:y="2.413cm">
          <draw:text-box>
            <text:p><text:span text:style-name="T1">2p</text:span><text:span text:style-name="T2">y</text:span></text:p>
          </draw:text-box>
        </draw:frame>
        <draw:frame draw:style-name="gr7" draw:text-style-name="P2" draw:layer="layout" svg:width="1.352cm" svg:height="1.153cm" svg:x="7.264cm" svg:y="4.013cm">
          <draw:text-box>
            <text:p><text:span text:style-name="T1">2p</text:span><text:span text:style-name="T2">z</text:span></text:p>
          </draw:text-box>
        </draw:frame>
        <draw:frame draw:style-name="gr9" draw:text-style-name="P5" draw:layer="layout" svg:width="6.239cm" svg:height="1.505cm" svg:x="-0.524cm" svg:y="8.4cm">
          <draw:text-box>
            <text:p text:style-name="P4"><text:span text:style-name="T4">v</text:span><text:span text:style-name="T5">-representable</text:span></text:p>
            <text:p text:style-name="P4"><text:span text:style-name="T5"/></text:p>
          </draw:text-box>
        </draw:frame>
        <draw:frame draw:style-name="gr10" draw:text-style-name="P5" draw:layer="layout" svg:width="7.409cm" svg:height="1.505cm" svg:x="5.108cm" svg:y="8.4cm">
          <draw:text-box>
            <text:p text:style-name="P4"><text:span text:style-name="T6">non</text:span><text:span text:style-name="T4">-v</text:span><text:span text:style-name="T5">-representable</text:span></text:p>
            <text:p text:style-name="P4"><text:span text:style-name="T5"/></text:p>
          </draw:text-box>
        </draw:frame>
        <draw:frame draw:style-name="gr11" draw:text-style-name="P1" draw:layer="layout" svg:width="4.549cm" svg:height="1.506cm" svg:x="0.531cm" svg:y="9.306cm">
          <draw:text-box>
            <text:p text:style-name="P4"><text:span text:style-name="T4">Aufbau</text:span><text:span text:style-name="T5"> principle</text:span></text:p>
            <text:p text:style-name="P4"><text:span text:style-name="T5">obeyed</text:span></text:p>
          </draw:text-box>
        </draw:frame>
        <draw:frame draw:style-name="gr12" draw:text-style-name="P1" draw:layer="layout" svg:width="6.555cm" svg:height="1.505cm" svg:x="5.397cm" svg:y="9.298cm">
          <draw:text-box>
            <text:p text:style-name="P4"><text:span text:style-name="T4">Aufbau </text:span><text:span text:style-name="T6">principle</text:span></text:p>
            <text:p text:style-name="P4"><text:span text:style-name="T6">violate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938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0:49:02.459780831</meta:creation-date>
    <dc:date>2024-07-23T16:01:46.582038407</dc:date>
    <meta:editing-duration>PT1H41M55S</meta:editing-duration>
    <meta:editing-cycles>25</meta:editing-cycles>
    <meta:generator>LibreOffice/7.6.2.1$Linux_X86_64 LibreOffice_project/60$Build-1</meta:generator>
    <meta:print-date>2024-07-23T16:01:14.740559028</meta:print-date>
    <meta:printed-by>PDF files</meta:printed-by>
    <meta:document-statistic meta:object-count="39"/>
  </office:meta>
</office:document-meta>
</file>